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arabskie2"/>
    <style:style style:name="P2" style:family="paragraph" style:parent-style-name="Standard" style:list-style-name="L3"/>
    <style:style style:name="P3" style:family="paragraph" style:parent-style-name="Standard" style:list-style-name="litery3"/>
    <style:style style:name="P4" style:family="paragraph" style:parent-style-name="litery1" style:list-style-name="litery3"/>
    <style:style style:name="P5" style:family="paragraph" style:parent-style-name="rzymskie1" style:list-style-name="rzymskie1"/>
    <style:style style:name="P6" style:family="paragraph" style:parent-style-name="arabskie2" style:list-style-name="arabskie2"/>
    <style:style style:name="T1" style:family="text">
      <style:text-properties officeooo:rsid="001bdfc5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 PREZENTACJI NA WEWNĘTRZNY USTNY EGZAMIN MATURALNY</text:p>
      <text:p text:style-name="Standard">Z JĘZYKA POLSKIEGO W ROKU SZKOLNYM 2006/2007 </text:p>
      <text:p text:style-name="Standard"/>
      <text:p text:style-name="Standard">Magdalena Barańska, klasa 3d</text:p>
      <text:p text:style-name="Standard">Temat: Różne oblicza władców. Porównaj wybrane portrety w oparciu o teksty dramatyczne.</text:p>
      <text:list xml:id="list1738838522" text:style-name="rzymskie1">
        <text:list-item>
          <text:p text:style-name="P5">Literatura podmiotu:</text:p>
        </text:list-item>
      </text:list>
      <text:list xml:id="list4217262490" text:style-name="arabskie2">
        <text:list-item>
          <text:p text:style-name="P6">Kochanowski Jan, Odprawa posłów greckich, Zakład Narodowy im. Ossolińskich, Wrocław 1985.</text:p>
        </text:list-item>
        <text:list-item>
          <text:p text:style-name="P6">Machiavelli Niccolo, Książę (fragmenty), [w:] Mrowcewicz Krzysztof, Przeszłość to dziś, Wydawnictwo STENTOR, Warszawa 2004, s. 54-56.</text:p>
        </text:list-item>
        <text:list-item>
          <text:p text:style-name="P6">Shakespeare William, Makbet, Wydawnictwo Łódzkie, Biblioteka Lektur Szkolnych, Łódź 1976.</text:p>
        </text:list-item>
        <text:list-item>
          <text:p text:style-name="P6">Sofokles, Antygona, Krajowa Agencja Wydawnicza Rzeszów, Rzeszów 1990.</text:p>
        </text:list-item>
      </text:list>
      <text:list xml:id="list93861216483317" text:continue-list="list1738838522" text:style-name="rzymskie1">
        <text:list-item>
          <text:p text:style-name="P5">Literatura przedmiotu:</text:p>
        </text:list-item>
      </text:list>
      <text:list xml:id="list3186053515" text:style-name="arabskie2">
        <text:list-item>
          <text:p text:style-name="P1">Komorowski Jarosław, Makbet Williama Shakespeare'a, WSiP, Biblioteka Analiz Literackich, Warszawa 1989, s. 52-57.</text:p>
        </text:list-item>
        <text:list-item>
          <text:p text:style-name="P1">Kotarski Edward, Odprawa posłów greckich Jana Kochanowskiego, Państwowe Zakłady Wydawnictw Szkolnych, Biblioteka Analiz Literackich, Warszawa 1969, s.40-48.</text:p>
        </text:list-item>
        <text:list-item>
          <text:p text:style-name="P1">Ryś Anna, Antygona Sofoklesa, Wydawnictwo Marek Rożak, Gdańsk 1994, s. 29- 42.</text:p>
        </text:list-item>
      </text:list>
      <text:list xml:id="list93860612852018" text:continue-list="list93861216483317" text:style-name="rzymskie1">
        <text:list-item>
          <text:p text:style-name="P5">Ramowy plan wypowiedzi:</text:p>
        </text:list-item>
      </text:list>
      <text:list xml:id="list3468673300" text:style-name="L3">
        <text:list-item>
          <text:p text:style-name="P2">Wstęp</text:p>
        </text:list-item>
      </text:list>
      <text:list xml:id="list93861492501989" text:continue-list="list3186053515" text:style-name="litery3">
        <text:list-item text:start-value="1">
          <text:p text:style-name="P3">Rozważania dotyczące* osób sprawujących władzę oraz* sposobów rządzenia.</text:p>
        </text:list-item>
        <text:list-item>
          <text:p text:style-name="P4">"<text:span text:style-name="T1">Książę</text:span>" Niccolo Machiavellego jako punkt odniesienia do analizy postępowania <text:tab/>przedstawionych bohaterów – władców.</text:p>
        </text:list-item>
      </text:list>
      <text:list xml:id="list93860795467228" text:continue-list="list3468673300" text:style-name="L3">
        <text:list-item>
          <text:p text:style-name="P2">Kolejność prezentowanych argumentów (treści)</text:p>
        </text:list-item>
      </text:list>
      <text:list xml:id="list996596236" text:style-name="litery3">
        <text:list-item>
          <text:p text:style-name="P3">Krytyka władcy niesprawiedliwego, nieudolnego i ulegającego wpływom osób (król Priam) oraz krytyka egoistycznego, kierującego się prywatą, a nie troską o losy ojczyzny księcia (Aleksander) w "Odprawie posłów greckich".</text:p>
        </text:list-item>
        <text:list-item>
          <text:p text:style-name="P4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</text:list-item>
      </text:list>
      <text:p text:style-name="Standard">Zróżnicowanie* oceny postępowania Kreona jako:</text:p>
      <text:p text:style-name="Standard">władcy – tyrana i despoty surowo egzekwującego wydane prawa i rozkazy,</text:p>
      <text:p text:style-name="Standard">władcy konsekwentnego, bezkompromisowego, pozbawionego prywaty, kierującego się interesami i obowiązkami państwa.</text:p>
      <text:p text:style-name="Standard">Sylwetka bezwzględnego Makbeta – władcy zbrodniarza zaślepionego namiętnością władzy, ale bezustannego borykającego się z wyrzutami sumienia:</text:p>
      <text:p text:style-name="Standard">tragizm postaci Makbeta – władca ukazany jako marionetka ludzkich namiętności, motyw życia – teatru.</text:p>
      <text:p text:style-name="Standard">Wnioski na temat podobieństw i różnic pomiędzy władcami (władca morderca, władca nieudolny, władca wynoszący dobro publiczne ponad dobro rodzinne) oraz wnioski dotyczące konsekwencji sprawowanych rządów przez przedstawionych władców.</text:p>
      <text:list xml:id="list93861354653094" text:continue-list="list93860612852018" text:style-name="rzymskie1">
        <text:list-item>
          <text:p text:style-name="P5">Materiały pomocnicze</text:p>
        </text:list-item>
      </text:list>
      <text:list xml:id="list93860019253772" text:continue-list="list93861492501989" text:style-name="litery3">
        <text:list-item text:start-value="1">
          <text:p text:style-name="P3">kartka z cytatami,</text:p>
        </text:list-item>
        <text:list-item>
          <text:p text:style-name="P3">prezentacja multimedialna.</text:p>
        </text:list-item>
      </text:list>
      <text:p text:style-name="Standard"/>
      <text:p text:style-name="Standard">Podpis zdającego</text:p>
      <text:p text:style-name="Standard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rzymskie1" style:family="paragraph" style:parent-style-name="Standard">
      <style:paragraph-properties fo:margin-left="0.7cm" fo:margin-right="0cm" fo:margin-top="0.199cm" fo:margin-bottom="0cm" loext:contextual-spacing="false" fo:text-indent="-0.7cm" style:auto-text-indent="false" style:writing-mode="page">
        <style:tab-stops/>
      </style:paragraph-properties>
      <style:text-properties fo:font-weight="bold" style:font-weight-asian="bold" style:font-weight-complex="bold"/>
    </style:style>
    <style:style style:name="arabskie2" style:family="paragraph" style:parent-style-name="Standard">
      <style:paragraph-properties fo:margin-top="0cm" fo:margin-bottom="0.101cm" loext:contextual-spacing="false"/>
    </style:style>
    <style:style style:name="litery1" style:family="paragraph" style:parent-style-name="Standard" style:list-style-name="litery3">
      <style:paragraph-properties fo:margin-left="1.3cm" fo:margin-right="0cm" fo:text-indent="0.499cm" style:auto-text-indent="false" style:writing-mode="page"/>
    </style:style>
    <style:style style:name="Numbering_20_Symbols" style:display-name="Numbering Symbols" style:family="text">
      <style:text-properties fo:font-style="normal" fo:font-weight="normal" style:font-style-asian="normal" style:font-weight-asian="normal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zymskie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tery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cm" fo:text-indent="0.501cm" fo:margin-left="0.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09:04:49.187087692</meta:creation-date>
    <dc:date>2017-10-23T09:38:59.873892866</dc:date>
    <meta:editing-duration>PT3M7S</meta:editing-duration>
    <meta:editing-cycles>2</meta:editing-cycles>
    <meta:generator>LibreOffice/5.4.1.2.0$Linux_X86_64 LibreOffice_project/40m0$Build-2</meta:generator>
    <meta:document-statistic meta:table-count="0" meta:image-count="0" meta:object-count="0" meta:page-count="1" meta:paragraph-count="31" meta:word-count="324" meta:character-count="2619" meta:non-whitespace-character-count="2338"/>
  </office:meta>
</office:document-meta>
</file>